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2000B49AB6FF6D50DFA.png" manifest:media-type="image/png"/>
  <manifest:file-entry manifest:full-path="Pictures/10000201000001F5000000AB58912A84160E2A58.png" manifest:media-type="image/png"/>
  <manifest:file-entry manifest:full-path="Pictures/10000201000002B200000330053B1D5A52F61A29.png" manifest:media-type="image/png"/>
  <manifest:file-entry manifest:full-path="Pictures/100002010000014D00000258C53BF7714ECE77A3.png" manifest:media-type="image/png"/>
  <manifest:file-entry manifest:full-path="Pictures/1000020100000275000000950C73A9BC116C1B8D.png" manifest:media-type="image/png"/>
  <manifest:file-entry manifest:full-path="Pictures/100000000000019000000190FF02B19CB9C3B968.png" manifest:media-type="image/png"/>
  <manifest:file-entry manifest:full-path="Pictures/1000020100000100000001007D172F69963ACDDB.png" manifest:media-type="image/png"/>
  <manifest:file-entry manifest:full-path="Pictures/1000020100000251000003007095F988F09B5DC5.png" manifest:media-type="image/png"/>
  <manifest:file-entry manifest:full-path="Pictures/10000201000001F400000064B33EC6BBD6166A52.png" manifest:media-type="image/png"/>
  <manifest:file-entry manifest:full-path="Pictures/10000000000000F0000000F036A7E53B3CE75B47.jpg" manifest:media-type="image/jpeg"/>
  <manifest:file-entry manifest:full-path="Pictures/10000201000004A3000004A3D721E6BC5B823A1F.png" manifest:media-type="image/png"/>
  <manifest:file-entry manifest:full-path="Pictures/1000000000000190000001900CB06436B914359A.png" manifest:media-type="image/png"/>
  <manifest:file-entry manifest:full-path="Pictures/10000201000003E8000003E8B6F88A3AFA697826.png" manifest:media-type="image/png"/>
  <manifest:file-entry manifest:full-path="Pictures/1000020100000190000001904E7EA4E97402F896.png" manifest:media-type="image/png"/>
  <manifest:file-entry manifest:full-path="Pictures/1000020100000280000002804CC2FAEB596FF608.png" manifest:media-type="image/png"/>
  <manifest:file-entry manifest:full-path="Pictures/10000201000000B4000000B4C785582DD485E19C.png" manifest:media-type="image/png"/>
  <manifest:file-entry manifest:full-path="Pictures/1000020100000096000000967F60C6C5EB5AD77E.png" manifest:media-type="image/png"/>
  <manifest:file-entry manifest:full-path="Pictures/1000020100000708000001C2CEEC1DC33BA22BAF.png" manifest:media-type="image/png"/>
  <manifest:file-entry manifest:full-path="Pictures/10000201000003E8000003E8111A5A9F70C4FC5D.png" manifest:media-type="image/png"/>
  <manifest:file-entry manifest:full-path="Pictures/1000020100000258000002586F80CF216696732E.png" manifest:media-type="image/png"/>
  <manifest:file-entry manifest:full-path="Pictures/1000020100000190000001909206B1FD8E5DE93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64cm, 0cm, 0cm)" draw:image-opacity="100%" style:mirror="none"/>
    </style:style>
    <style:style style:name="gr3" style:family="graphic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1cm, 0cm, 0.035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73cm" fo:min-width="8.598cm" fo:padding-top="0.254cm" fo:padding-bottom="0.254cm" fo:padding-left="0.254cm" fo:padding-right="0.254cm" fo:wrap-option="wrap"/>
    </style:style>
    <style:style style:name="gr5" style:family="graphic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8.369cm, 3.469cm, 0cm)" draw:image-opacity="100%" style:mirror="none"/>
    </style:style>
    <style:style style:name="gr6" style:family="graphic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0cm, 3.469cm, 2.037cm)" draw:image-opacity="100%" style:mirror="none"/>
    </style:style>
    <style:style style:name="gr7" style:family="graphic" style:parent-style-name="standard">
      <style:graphic-properties draw:stroke="none" draw:fill="none" fo:min-height="2.051cm"/>
    </style:style>
    <style:style style:name="gr8" style:family="graphic">
      <style:graphic-properties style:protect="size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text-properties fo:font-size="18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T1" style:family="text">
      <style:text-properties fo:font-size="52pt" style:font-size-asian="52pt" style:font-size-complex="5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draw:frame draw:name="Google Shape;54;p13" draw:style-name="gr1" draw:text-style-name="P1" draw:layer="layout" svg:width="2.165cm" svg:height="2.805cm" svg:x="8.269cm" svg:y="8.648cm">
          <draw:image xlink:href="Pictures/1000020100000251000003007095F988F09B5DC5.png" xlink:type="simple" xlink:show="embed" xlink:actuate="onLoad" loext:mime-type="image/png">
            <text:p/>
          </draw:image>
        </draw:frame>
        <draw:frame draw:name="Google Shape;55;p13" draw:style-name="gr2" draw:text-style-name="P1" draw:layer="layout" svg:width="8.029cm" svg:height="1.717cm" svg:x="16.981cm" svg:y="0.6cm">
          <draw:image xlink:href="Pictures/10000201000001F400000064B33EC6BBD6166A52.png" xlink:type="simple" xlink:show="embed" xlink:actuate="onLoad" loext:mime-type="image/png">
            <text:p/>
          </draw:image>
        </draw:frame>
        <draw:frame draw:name="Google Shape;56;p13" draw:style-name="gr3" draw:text-style-name="P1" draw:layer="layout" svg:width="3.033cm" svg:height="3.104cm" svg:x="4.256cm" svg:y="8.498cm">
          <draw:image xlink:href="Pictures/1000020100000100000001007D172F69963ACDDB.png" xlink:type="simple" xlink:show="embed" xlink:actuate="onLoad" loext:mime-type="image/png">
            <text:p/>
          </draw:image>
        </draw:frame>
        <draw:frame draw:name="Google Shape;57;p13" draw:style-name="gr1" draw:text-style-name="P1" draw:layer="layout" svg:width="3.217cm" svg:height="3.217cm" svg:x="0.449cm" svg:y="3.215cm">
          <draw:image xlink:href="Pictures/100000000000019000000190FF02B19CB9C3B968.png" xlink:type="simple" xlink:show="embed" xlink:actuate="onLoad" loext:mime-type="image/png">
            <text:p/>
          </draw:image>
        </draw:frame>
        <draw:frame draw:name="Google Shape;58;p13" draw:style-name="gr1" draw:text-style-name="P1" draw:layer="layout" svg:width="2.876cm" svg:height="2.876cm" svg:x="10.435cm" svg:y="0.337cm">
          <draw:image xlink:href="Pictures/1000000000000190000001900CB06436B914359A.png" xlink:type="simple" xlink:show="embed" xlink:actuate="onLoad" loext:mime-type="image/png">
            <text:p/>
          </draw:image>
        </draw:frame>
        <draw:frame draw:name="Google Shape;59;p13" draw:style-name="gr1" draw:text-style-name="P1" draw:layer="layout" svg:width="6.01cm" svg:height="1.423cm" svg:x="14.951cm" svg:y="12.272cm">
          <draw:image xlink:href="Pictures/1000020100000275000000950C73A9BC116C1B8D.png" xlink:type="simple" xlink:show="embed" xlink:actuate="onLoad" loext:mime-type="image/png">
            <text:p/>
          </draw:image>
        </draw:frame>
        <draw:frame draw:name="Google Shape;60;p13" draw:style-name="gr1" draw:text-style-name="P1" draw:layer="layout" svg:width="3.534cm" svg:height="3.534cm" svg:x="14.231cm" svg:y="8.125cm">
          <draw:image xlink:href="Pictures/10000000000000F0000000F036A7E53B3CE75B47.jpg" xlink:type="simple" xlink:show="embed" xlink:actuate="onLoad" loext:mime-type="image/jpeg">
            <text:p/>
          </draw:image>
        </draw:frame>
        <draw:frame draw:name="Google Shape;61;p13" draw:style-name="gr1" draw:text-style-name="P1" draw:layer="layout" svg:width="2.805cm" svg:height="2.805cm" svg:x="13.638cm" svg:y="0.373cm">
          <draw:image xlink:href="Pictures/10000201000003E8000003E8B6F88A3AFA697826.png" xlink:type="simple" xlink:show="embed" xlink:actuate="onLoad" loext:mime-type="image/png">
            <text:p/>
          </draw:image>
        </draw:frame>
        <draw:frame draw:name="Google Shape;62;p13" draw:style-name="gr1" draw:text-style-name="P1" draw:layer="layout" svg:width="3.74cm" svg:height="3.74cm" svg:x="20.962cm" svg:y="2.517cm">
          <draw:image xlink:href="Pictures/1000020100000280000002804CC2FAEB596FF608.png" xlink:type="simple" xlink:show="embed" xlink:actuate="onLoad" loext:mime-type="image/png">
            <text:p/>
          </draw:image>
        </draw:frame>
        <draw:frame draw:name="Google Shape;63;p13" draw:style-name="gr1" draw:text-style-name="P1" draw:layer="layout" svg:width="3.449cm" svg:height="3.449cm" svg:x="3.786cm" svg:y="3.098cm">
          <draw:image xlink:href="Pictures/10000201000000B4000000B4C785582DD485E19C.png" xlink:type="simple" xlink:show="embed" xlink:actuate="onLoad" loext:mime-type="image/png">
            <text:p/>
          </draw:image>
        </draw:frame>
        <draw:frame draw:name="Google Shape;64;p13" draw:style-name="gr1" draw:text-style-name="P1" draw:layer="layout" svg:width="3.355cm" svg:height="3.355cm" svg:x="21.792cm" svg:y="10.899cm">
          <draw:image xlink:href="Pictures/1000020100000096000000967F60C6C5EB5AD77E.png" xlink:type="simple" xlink:show="embed" xlink:actuate="onLoad" loext:mime-type="image/png">
            <text:p/>
          </draw:image>
        </draw:frame>
        <draw:custom-shape draw:name="Google Shape;65;p13" draw:style-name="gr4" draw:text-style-name="P2" draw:layer="layout" svg:width="9.105cm" svg:height="2.08cm" svg:x="7.055cm" svg:y="4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3" draw:style-name="gr1" draw:text-style-name="P1" draw:layer="layout" svg:width="6.872cm" svg:height="1.717cm" svg:x="0.209cm" svg:y="0.319cm">
          <draw:image xlink:href="Pictures/1000020100000708000001C2CEEC1DC33BA22BAF.png" xlink:type="simple" xlink:show="embed" xlink:actuate="onLoad" loext:mime-type="image/png">
            <text:p/>
          </draw:image>
        </draw:frame>
        <draw:frame draw:name="Google Shape;67;p13" draw:style-name="gr1" draw:text-style-name="P1" draw:layer="layout" svg:width="3.081cm" svg:height="3.081cm" svg:x="21.929cm" svg:y="8.125cm">
          <draw:image xlink:href="Pictures/1000020100000258000002586F80CF216696732E.png" xlink:type="simple" xlink:show="embed" xlink:actuate="onLoad" loext:mime-type="image/png">
            <text:p/>
          </draw:image>
        </draw:frame>
        <draw:g draw:name="Google Shape;68;p13">
          <draw:frame draw:name="Google Shape;69;p13" draw:style-name="gr5" draw:text-style-name="P1" draw:layer="layout" svg:width="1.399cm" svg:height="2.588cm" svg:x="7.289cm" svg:y="11.689cm">
            <draw:image xlink:href="Pictures/1000020100000190000001904E7EA4E97402F896.png" xlink:type="simple" xlink:show="embed" xlink:actuate="onLoad" loext:mime-type="image/png">
              <text:p/>
            </draw:image>
          </draw:frame>
          <draw:frame draw:name="Google Shape;70;p13" draw:style-name="gr6" draw:text-style-name="P1" draw:layer="layout" svg:width="5.404cm" svg:height="2.588cm" svg:x="8.582cm" svg:y="11.689cm">
            <draw:image xlink:href="Pictures/1000020100000190000001909206B1FD8E5DE933.png" xlink:type="simple" xlink:show="embed" xlink:actuate="onLoad" loext:mime-type="image/png">
              <text:p/>
            </draw:image>
          </draw:frame>
        </draw:g>
        <draw:frame draw:name="Google Shape;71;p13" draw:style-name="gr1" draw:text-style-name="P1" draw:layer="layout" svg:width="4.041cm" svg:height="4.041cm" svg:x="16.689cm" svg:y="3.621cm">
          <draw:image xlink:href="Pictures/10000201000003E8000003E8111A5A9F70C4FC5D.png" xlink:type="simple" xlink:show="embed" xlink:actuate="onLoad" loext:mime-type="image/png">
            <text:p/>
          </draw:image>
        </draw:frame>
        <draw:frame draw:name="Google Shape;72;p13" draw:style-name="gr1" draw:text-style-name="P1" draw:layer="layout" svg:width="2.165cm" svg:height="3.902cm" svg:x="11.414cm" svg:y="7.786cm">
          <draw:image xlink:href="Pictures/100002010000014D00000258C53BF7714ECE77A3.png" xlink:type="simple" xlink:show="embed" xlink:actuate="onLoad" loext:mime-type="image/png">
            <text:p/>
          </draw:image>
        </draw:frame>
        <draw:frame draw:name="Google Shape;73;p13" draw:style-name="gr1" draw:text-style-name="P1" draw:layer="layout" svg:width="3.128cm" svg:height="3.7cm" svg:x="0.493cm" svg:y="7.264cm">
          <draw:image xlink:href="Pictures/10000201000002B200000330053B1D5A52F61A29.png" xlink:type="simple" xlink:show="embed" xlink:actuate="onLoad" loext:mime-type="image/png">
            <text:p/>
          </draw:image>
        </draw:frame>
        <draw:frame draw:name="Google Shape;74;p13" draw:style-name="gr1" draw:text-style-name="P1" draw:layer="layout" svg:width="2.805cm" svg:height="2.805cm" svg:x="7.355cm" svg:y="0.373cm">
          <draw:image xlink:href="Pictures/10000201000004A3000004A3D721E6BC5B823A1F.png" xlink:type="simple" xlink:show="embed" xlink:actuate="onLoad" loext:mime-type="image/png">
            <text:p/>
          </draw:image>
        </draw:frame>
        <draw:frame draw:name="Google Shape;75;p13" draw:style-name="gr1" draw:text-style-name="P1" draw:layer="layout" svg:width="6.697cm" svg:height="2.285cm" svg:x="0.534cm" svg:y="11.434cm">
          <draw:image xlink:href="Pictures/10000201000001F5000000AB58912A84160E2A58.png" xlink:type="simple" xlink:show="embed" xlink:actuate="onLoad" loext:mime-type="image/png">
            <text:p/>
          </draw:image>
        </draw:frame>
        <draw:frame draw:name="Google Shape;76;p13" draw:style-name="gr1" draw:text-style-name="P1" draw:layer="layout" svg:width="3.331cm" svg:height="2.843cm" svg:x="18.299cm" svg:y="8.316cm">
          <draw:image xlink:href="Pictures/1000000000000258000002000B49AB6FF6D50DFA.png" xlink:type="simple" xlink:show="embed" xlink:actuate="onLoad" loext:mime-type="image/png">
            <text:p/>
          </draw:image>
        </draw:frame>
        <draw:frame draw:style-name="gr7" draw:text-style-name="P4" draw:layer="layout" svg:width="9.273cm" svg:height="2.301cm" svg:x="7.927cm" svg:y="4.099cm">
          <draw:text-box>
            <text:p text:style-name="P3"><text:span text:style-name="T1"><text:a xlink:href="http://tinyurl.com/SVQTech" xlink:type="simple">#SVQTech</text:a>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date>2020-03-13T10:03:26.667438300</dc:date>
    <meta:editing-duration>PT5M23S</meta:editing-duration>
    <meta:editing-cycles>1</meta:editing-cycles>
    <meta:document-statistic meta:object-count="45"/>
  </office:meta>
</office:document-meta>
</file>